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paragraph-properties fo:text-align="justify" style:justify-single-word="false"/>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fo:font-weight="normal" fo:background-color="transparent" style:font-style-asian="normal" style:font-weight-asian="normal" style:font-style-complex="normal" style:font-weight-complex="normal"/>
    </style:style>
    <style:style style:name="T27" style:family="text">
      <style:text-properties fo:color="#800000" fo:font-style="normal" fo:font-weight="normal" fo:background-color="transparent" style:font-style-asian="normal" style:font-weight-asian="normal" style:font-style-complex="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26">Д</text:span><text:span text:style-name="T27">обавить эпизод в Кантерлоте, где Луна составляет невысокое мнение об умственных способностях Макса</text:span><text:span text:style-name="T45">&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
      <text:h text:style-name="Heading_20_2" text:outline-level="2"><text:soft-page-break/>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7">Розовые глазки</text:p>
      <text:p text:style-name="P10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658008160176034344"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3553280463542590684" text:style-name="L2">
        <text:list-item>
          <text:p text:style-name="P153">«Великие грифоны прошлого» - из канона (5<text:span text:style-name="T9">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63">Природа Проклятий</text:span>» - обмен</text:p>
        </text:list-item>
        <text:list-item>
          <text:p text:style-name="P153"><text:span text:style-name="T63">«Магия для Чайников»</text:span> - обмен</text:p>
        </text:list-item>
        <text:list-item>
          <text:p text:style-name="P153"><text:span text:style-name="T63">«Энциклопедия Арканум»</text:span> - обмен</text:p>
        </text:list-item>
        <text:list-item>
          <text:p text:style-name="P153">«О Гейсах» - обмен</text:p>
        </text:list-item>
        <text:list-item>
          <text:p text:style-name="P153">«<text:span text:style-name="T63">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3481275805712834208"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63">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text:soft-page-break/>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oft-page-break/><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86">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text:soft-page-break/>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oft-page-break/>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1179530966252230680"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text:soft-page-break/>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text:span><text:span text:style-name="T33">знали</text:span><text:span text:style-name="T32">,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text:soft-page-break/>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oft-page-break/><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text:soft-page-break/>–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text:soft-page-break/>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text:soft-page-break/>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text:soft-page-break/>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text:soft-page-break/>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text:soft-page-break/>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5"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8">А из Пинто Крика уже месяц нет новостей...</text:span></text:p>
      <text:p text:style-name="P3"><text:span text:style-name="T42">–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3">&lt;</text:span><text:span text:style-name="T62">Mark Knopfler - </text:span><text:span text:style-name="T61">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2">– Я </text:span><text:span text:style-name="T48">всегда буду оставаться в тени. </text:span><text:span text:style-name="T42">– </text:span><text:span text:style-name="T48">хлюпала единорожка. </text:span><text:span text:style-name="T42">–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2">ZZ Top – Gimme all your lovin</text:p>
      <text:p text:style-name="P72">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Elo - Sorrow about to fall</text:span>&gt;</text:p>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text:soft-page-break/>Я поднял кусок газеты, прибитый ветром к ограждению и быстро пробежался по заголовкам.</text:p>
      <text:p text:style-name="P49">«<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text:soft-page-break/>–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oft-page-break/><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text:soft-page-break/>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text:soft-page-break/>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text:soft-page-break/>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text:soft-page-break/>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oft-page-break/><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oft-page-break/><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text:soft-page-break/></text:p>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text:soft-page-break/>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oft-page-break/><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soft-page-break/>***</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oft-page-break/><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oft-page-break/><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oft-page-break/><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oft-page-break/><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text:soft-page-break/>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oft-page-break/><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text:soft-page-break/>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oft-page-break/><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text:soft-page-break/>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7" text:outline-level="2">19. <text:span text:style-name="T1">Лучший</text:span> Гранд Галопин<text:span text:style-name="T1">г</text:span> Гала <text:span text:style-name="T1">в истории</text:span></text:h>
      <text:p text:style-name="P10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text:soft-page-break/>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text:soft-page-break/>–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Мы думаем, она была права!</text:p>
      <text:p text:style-name="P51"><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51"/>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музыки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text:p>
      <text:p text:style-name="P51"><text:soft-page-break/>–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
      <text:p text:style-name="P51">…</text:p>
      <text:p text:style-name="P51"/>
      <text:p text:style-name="P51">«Королева Лорен» медленно подымалась над провалом. В лунном свете постепенно стала видна картина разрушений. Кусок нижнего города от реки до второй линии домов канул в пропасть. Нижний и <text:soft-page-break/>верхний Кантерлот теперь разделяла полоса шириной метров двести.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с огромной каменной «сосулькой» внизу!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text:p>
      <text:p text:style-name="P51">Лёгкий ветерок отвлёк меня от нарастающего офигения. </text:p>
      <text:p text:style-name="P51"/>
      <text:p text:style-name="P51"/>
      <text:p text:style-name="P83"><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51">&lt;<text:span text:style-name="T16">Состязание небесных колесниц. Чествование победителя (в момент чествования в зал вломится макс)</text:span>&gt;</text:p>
      <text:p text:style-name="P42">&lt;<text:span text:style-name="T23">В конце гонок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text:span><text:span text:style-name="T1">Экзоскелет идёт на балкони разворачивает перепончатые крылья. Макс успевает одеть на него хомут и </text:span><text:span text:style-name="T1">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text:soft-page-break/>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30">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text:soft-page-break/>-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2">&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2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text:soft-page-break/>-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09"/>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8" text:outline-level="2">Сон Рэрити</text:h>
      <text:p text:style-name="P75"/>
      <text:p text:style-name="P76">***</text:p>
      <text:p text:style-name="P8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h text:style-name="P148" text:outline-level="2"><text:soft-page-break/>Рейд пони-рэйнджеров</text:h>
      <text:p text:style-name="P75"/>
      <text:p text:style-name="P85">(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8" text:outline-level="2"/>
      <text:h text:style-name="P148"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2"/>
      <text:p text:style-name="P75"/>
      <text:h text:style-name="P148"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8" text:outline-level="2">Поиск решения</text:h>
      <text:p text:style-name="P110"/>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48"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oft-page-break/><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oft-page-break/><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oft-page-break/><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oft-page-break/><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48" text:outline-level="2">Терра. Прибытие</text:h>
      <text:p text:style-name="P75"/>
      <text:p text:style-name="P75"><text:soft-page-break/>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text:soft-page-break/>–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8"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oft-page-break/><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text:soft-page-break/>–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text:soft-page-break/>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8" text:outline-level="2">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8" text:outline-level="2">След?</text:h>
      <text:p text:style-name="P110"/>
      <text:p text:style-name="P75"><text:soft-page-break/><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
      <text:p text:style-name="P75"><text:span text:style-name="T9">&lt;</text:span><text:span text:style-name="T22">Расширить сцену в кафе. Ожидание, подьём и… падение ожиданий</text:span><text:span text:style-name="T9">&gt;</text:span></text:p>
      <text:p text:style-name="P75"><text:soft-page-break/></text:p>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 Угу. Лес в последнее время совсем чужой стал. Даже Энджел опасался в него выходить. Не говоря уже о Гарри.</text:p>
      <text:p text:style-name="P75"><text:soft-page-break/>–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8"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oft-page-break/><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9">– </text:span>Извини, Флаттершай, забылся.</text:p>
      <text:p text:style-name="P95"><text:span text:style-name="T9">– </text:span>Та ладно, я ж не против, – возразила Эпплджек. – Не парься, Флатти. Было б хуже, если б он <text:s/>назвал меня Эпплджек на людях.</text:p>
      <text:p text:style-name="P95"><text:span text:style-name="T9">– </text:span>Ты так... – запнулась Флаттершай. – Так быстро забыла свою ферму. И...</text:p>
      <text:p text:style-name="P9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9">– </text:span>Как ты можешь так говорить? – расплакалась Флаттершай.</text:p>
      <text:p text:style-name="P95"><text:span text:style-name="T9">– </text:span>Эй, девушки, не ссорьтесь! Мы — одна команда! И надеюсь, останемся ею и в дальнейшем. </text:p>
      <text:list xml:id="list2589534255504346720"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pan text:style-name="T9">– </text:span>А если нет? – Эпплджек смотрела мне мне прямо в глаза.</text:p>
      <text:list xml:id="list20782662" text:continue-numbering="true" text:style-name="L5">
        <text:list-header>
          <text:p text:style-name="P158">Я молча пожал плечами. Эпплджек уверенно продолжила.</text:p>
        </text:list-header>
      </text:list>
      <text:p text:style-name="P95"><text:soft-page-break/><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9">– </text:span>Спасибо, ЭйДжей.</text:p>
      <text:p text:style-name="P9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773770" text:continue-numbering="true" text:style-name="L5">
        <text:list-header>
          <text:p text:style-name="P158">Флаттершай пробормотала нечто, показавшееся мне знакомым.</text:p>
        </text:list-header>
      </text:list>
      <text:p text:style-name="P95"><text:span text:style-name="T9">– </text:span>Флатти, ты что-то сказала? Я не расслышал.</text:p>
      <text:p text:style-name="P95"><text:span text:style-name="T9">– </text:span>Намерение Изменяет Реальность.</text:p>
      <text:p text:style-name="P95"><text:span text:style-name="T9">– </text:span>Эээ. А где ты слышала эту фразу, если не секрет?</text:p>
      <text:p text:style-name="P95"><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776544"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9">– </text:span>Флатти, ЭйДжей, буду через час. Ждите!</text:p>
      <text:p text:style-name="P91"/>
      <text:h text:style-name="P149" text:outline-level="2">Почти.</text:h>
      <text:p text:style-name="P111"/>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9">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 Ага. К нему-то у меня доступа нету. Но в кластер к Нексусу он больше не пролезет.</text:p>
      <text:p text:style-name="P95">– Спасибо, Стас. Ты молодец.</text:p>
      <text:p text:style-name="P95"><text:soft-page-break/>Ниточка, чуть было не прервавшаяся в офисе, повела в квартиру Влада.</text:p>
      <text:p text:style-name="P95"/>
      <text:h text:style-name="P149"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8293149842035430290"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5"><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4"><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4"><text:span text:style-name="T9">– </text:span>С кем это вы тут разговариваете?</text:p>
      <text:list xml:id="list9178143016029819974" text:style-name="L7">
        <text:list-header>
          <text:p text:style-name="P15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text:soft-page-break/>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8"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text:soft-page-break/>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text:soft-page-break/>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8"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3">&lt;<text:span text:style-name="T58">Queen - Flash</text:span>&gt;</text:p>
      <text:p text:style-name="P93">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5"/>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text:soft-page-break/></text:p>
      <text:p text:style-name="P95">Ключевое слово - <text:span text:style-name="T30">непротиворечивому</text:span></text:p>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9">–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9">&lt;</text:span>упомянуть в эпизоде на Терре, что МЛП-сериал закрылся год назад<text:span text:style-name="T9">&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text:soft-page-break/>–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9">&lt;</text:span><text:span text:style-name="T25">чёрт</text:span><text:span text:style-name="T9">&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5">– А я разве сплю?</text:p>
      <text:p text:style-name="P95"><text:soft-page-break/>–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2"> - Ты морочила мне яйца, чтобы заинтересовать? Всё, как Свирл указал?</text:span></text:p>
      <text:p text:style-name="P93">–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3"><text:soft-page-break/>Я покачал головой.</text:p>
      <text:p text:style-name="P9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3">- Поверь, Макс, всё не так, как ты думаешь! Если бы у меня был шанс переиграть всё по новому! Клянусь, всё было бы совсем по другому!</text:p>
      <text:p text:style-name="P95"><text:span text:style-name="T22">- Это точно! Было бы точно всё по другому, я с конеёбством завязываю!</text:span>&gt;</text:p>
      <text:p text:style-name="P95">–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01">Мне очень хочется, чтобы мы смогли встретиться в другое время, при других обстоятельствах. Быть может, у нас всё было бы по иному.</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2631076856153649864" text:style-name="L8">
        <text:list-header>
          <text:p text:style-name="P160">(<text:span text:style-name="T29">Луна — как повелительница снов, слышала разговор Макса с Анакорном</text:span>)</text:p>
          <text:p text:style-name="P161"/>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8" text:outline-level="2">Земля</text:h>
      <text:p text:style-name="P94">&lt;<text:span text:style-name="T58">Daft Punk – Get Lucky</text:span>&gt;</text:p>
      <text:p text:style-name="P94"/>
      <text:p text:style-name="P88">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25T00:58:25.51</dc:date>
    <meta:editing-duration>P102DT19H42M18S</meta:editing-duration>
    <meta:editing-cycles>6321</meta:editing-cycles>
    <meta:generator>OpenOffice/4.1.1$Win32 OpenOffice.org_project/411m6$Build-9775</meta:generator>
    <dc:creator>макс </dc:creator>
    <meta:document-statistic meta:table-count="0" meta:image-count="0" meta:object-count="0" meta:page-count="188" meta:paragraph-count="3925" meta:word-count="89237" meta:character-count="568851"/>
  </office:meta>
</office:document-meta>
</file>